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2a90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officeooo:rsid="000fa0c5" officeooo:paragraph-rsid="000fa0c5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2a90d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sistema">
      <style:text-properties officeooo:rsid="0002a90d" officeooo:paragraph-rsid="0002a90d"/>
    </style:style>
    <style:style style:name="P7" style:family="paragraph" style:parent-style-name="Azione_20_attore">
      <style:paragraph-properties>
        <style:tab-stops>
          <style:tab-stop style:position="10.396cm"/>
        </style:tab-stops>
      </style:paragraph-properties>
      <style:text-properties officeooo:rsid="0002a90d" officeooo:paragraph-rsid="0002a90d"/>
    </style:style>
    <style:style style:name="P8" style:family="paragraph" style:parent-style-name="Azione_20_attore">
      <style:text-properties officeooo:rsid="0002a90d" officeooo:paragraph-rsid="0002a90d"/>
    </style:style>
    <style:style style:name="P9" style:family="paragraph" style:parent-style-name="Azione_20_attore">
      <style:text-properties officeooo:paragraph-rsid="0002a90d"/>
    </style:style>
    <style:style style:name="P10" style:family="paragraph" style:parent-style-name="Table_20_Contents">
      <style:text-properties officeooo:rsid="0004a8fb" officeooo:paragraph-rsid="0004a8fb"/>
    </style:style>
    <style:style style:name="P11" style:family="paragraph" style:parent-style-name="Table_20_Contents">
      <style:text-properties officeooo:rsid="0002a90d" officeooo:paragraph-rsid="0002a90d"/>
    </style:style>
    <style:style style:name="T1" style:family="text">
      <style:text-properties officeooo:rsid="0002a90d"/>
    </style:style>
    <style:style style:name="T2" style:family="text">
      <style:text-properties fo:font-weight="bold" officeooo:rsid="0002a90d" style:font-weight-asian="bold" style:font-weight-complex="bold"/>
    </style:style>
    <style:style style:name="T3" style:family="text">
      <style:text-properties fo:font-style="italic" fo:font-weight="normal" officeooo:rsid="0002a90d" style:font-style-asian="italic" style:font-weight-asian="normal" style:font-style-complex="italic" style:font-weight-complex="normal"/>
    </style:style>
    <style:style style:name="T4" style:family="text">
      <style:text-properties officeooo:rsid="0004a8fb"/>
    </style:style>
    <style:style style:name="T5" style:family="text">
      <style:text-properties officeooo:rsid="0005fff2"/>
    </style:style>
    <style:style style:name="T6" style:family="text">
      <style:text-properties officeooo:rsid="00060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6">Rifiuto</text:span><text:span text:style-name="T1"> </text:span><text:span text:style-name="T4">Modifica </text:span><text:span text:style-name="T1">Menù Bambino Singo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0">UC_M_16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Impiegato asilo.<text:line-break/>Un genitore deve aver fatto una richiesta specifica </text:span><text:span text:style-name="T2">(</text:span><text:span text:style-name="T3">UC_M_11 Richiesta Modifica Pasto Singolo</text:span><text:span text:style-name="T2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5647680" text:style-name="Numerazione_20_UC">
              <text:list-item text:start-value="1">
                <text:p text:style-name="P7">L'utente accede nell'area di notifica.</text:p>
              </text:list-item>
              <text:list-item>
                <text:p text:style-name="P6">Il sistema visualizza una form con tutte le notifiche.</text:p>
              </text:list-item>
              <text:list-item>
                <text:p text:style-name="P8">L'utente apre la notifica da parte di un genitore relativa al cambiamento del menù per il proprio bambino.</text:p>
              </text:list-item>
              <text:list-item>
                <text:p text:style-name="P6">Il sistema mostra una form con il contenuto della notifica.</text:p>
              </text:list-item>
              <text:list-item>
                <text:p text:style-name="P8">L'utente prende atto della notifica e accede all'area degli inscritti.</text:p>
              </text:list-item>
              <text:list-item>
                <text:p text:style-name="P6">Il sistema mostra una form con tutti i dati degli iscritti.</text:p>
              </text:list-item>
              <text:list-item>
                <text:p text:style-name="P9"><text:span text:style-name="T1">L'utente verifica i dati del bambino, ne prende atto e <text:s/>manda una notifica al genitore </text:span><text:span text:style-name="T4">di modifica </text:span><text:span text:style-name="T6">rifiutata</text:span><text:span text:style-name="T4">.</text:span><text:span text:style-name="T1"> 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1">Il sistema deve visualizzare un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Il sistema deve visualizzare tutte le form richieste dall'utente entro 20 secondi dalla loro richiesta.<text:line-break/></text:span><text:span text:style-name="T4">Il sistema deve visualizzare un messaggio di confermata invio notifica o di errore entro 20 secondi </text:span><text:span text:style-name="T5">dall'invio della notifica.</text:span></text:p>
          </table:table-cell>
        </table:table-row>
      </table:table>
      <text:p text:style-name="P5"><text:span text:style-name="T6">Rifiuto </text:span><text:span text:style-name="T4">della modifica </text:span><text:span text:style-name="T1">dell'orario di un bambino mediante notifica di un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T3M6S</meta:editing-duration>
    <meta:editing-cycles>4</meta:editing-cycles>
    <meta:generator>LibreOffice/3.6$Windows_x86 LibreOffice_project/da8c1e6-fd468f4-454e206-f42a4a9-143cfd</meta:generator>
    <dc:date>2012-10-26T05:54:25.20</dc:date>
    <meta:document-statistic meta:table-count="1" meta:image-count="0" meta:object-count="0" meta:page-count="1" meta:paragraph-count="23" meta:word-count="205" meta:character-count="1333" meta:non-whitespace-character-count="1156"/>
  </office:meta>
</office:document-meta>
</file>